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paragraph-properties fo:padding="0.049cm" fo: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24579983" text:style-name="L1">
        <text:list-item>
          <text:p text:style-name="P1">Desarrolla una función llamada "calcular_salario_promedio" que tome una lista de diccionarios, donde cada diccionario representa la información de un empleado, incluyendo salario, departamento y edad. La función debe calcular el salario promedio de los empleados en un departamento específico y devolverlo. Utiliza bucles, condicionales y diccionarios para realizar esta tarea.</text:p>
        </text:list-item>
        <text:list-item>
          <text:p text:style-name="P1">Implementa un programa que analice un conjunto de tweets almacenados en una lista. Crea una función lambda que filtre los tweets que contienen una palabra clave específica. Luego, utiliza una lista de comprensión para generar una nueva lista con los tweets que coinciden con la palabra clave.</text:p>
        </text:list-item>
        <text:list-item>
          <text:p text:style-name="P1">Crea una función llamada "encontrar_diferencia_set" que tome dos conjuntos como argumentos y devuelva un conjunto que contenga elementos que estén presentes en el primer conjunto pero no en el segundo. Asegúrate de manejar adecuadamente situaciones en las que los conjuntos sean vacíos o no tengan elementos en común.</text:p>
        </text:list-item>
        <text:list-item>
          <text:p text:style-name="P1">Diseña una función llamada "agregar_a_lista" que tome una lista y una tupla como argumentos. La función debe agregar todos los elementos de la tupla a la lista, asegurándose de que no haya duplicados. Utiliza bucles y condicionales para lograrlo.</text:p>
        </text:list-item>
        <text:list-item>
          <text:p text:style-name="P1">Escribe un programa que gestione una lista de tareas pendientes. Utiliza un diccionario donde las claves son las categorías de las tareas y los valores son listas de tareas pendientes. Permite a los usuarios agregar, eliminar y marcar tareas como completadas utilizando condicionales y bucles para controlar el flujo del programa.</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7T11:58:44.845989243</meta:creation-date>
    <dc:date>2023-11-07T11:59:33.960818429</dc:date>
    <meta:editing-duration>PT50S</meta:editing-duration>
    <meta:editing-cycles>1</meta:editing-cycles>
    <meta:document-statistic meta:table-count="0" meta:image-count="0" meta:object-count="0" meta:page-count="1" meta:paragraph-count="5" meta:word-count="240" meta:character-count="1572" meta:non-whitespace-character-count="1342"/>
    <meta:generator>LibreOffice/7.3.7.2$Linux_X86_64 LibreOffice_project/30$Build-2</meta:generator>
  </office:meta>
</office:document-meta>
</file>